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009cm" fo:margin-left="0cm" fo:margin-top="0cm" fo:margin-bottom="0cm" table:align="left"/>
    </style:style>
    <style:style style:name="Table1.A" style:family="table-column">
      <style:table-column-properties style:column-width="1.771cm"/>
    </style:style>
    <style:style style:name="Table1.B" style:family="table-column">
      <style:table-column-properties style:column-width="9.499cm"/>
    </style:style>
    <style:style style:name="Table1.C" style:family="table-column">
      <style:table-column-properties style:column-width="5.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" style:family="table">
      <style:table-properties style:width="16.986cm" fo:margin-left="0cm" fo:margin-top="0cm" fo:margin-bottom="0cm" table:align="left"/>
    </style:style>
    <style:style style:name="Table2.A" style:family="table-column">
      <style:table-column-properties style:column-width="1.797cm"/>
    </style:style>
    <style:style style:name="Table2.B" style:family="table-column">
      <style:table-column-properties style:column-width="4.101cm"/>
    </style:style>
    <style:style style:name="Table2.C" style:family="table-column">
      <style:table-column-properties style:column-width="6.456cm"/>
    </style:style>
    <style:style style:name="Table2.D" style:family="table-column">
      <style:table-column-properties style:column-width="4.63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7.009cm" fo:margin-left="0cm" fo:margin-top="0cm" fo:margin-bottom="0cm" table:align="left"/>
    </style:style>
    <style:style style:name="Table3.A" style:family="table-column">
      <style:table-column-properties style:column-width="5.669cm"/>
    </style:style>
    <style:style style:name="Table3.B" style:family="table-column">
      <style:table-column-properties style:column-width="11.34cm"/>
    </style:style>
    <style:style style:name="Table3.1" style:family="table-row">
      <style:table-row-properties style:min-row-height="0.776cm" fo:keep-together="auto"/>
    </style:style>
    <style:style style:name="Table3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7.009cm" fo:margin-left="0cm" fo:margin-top="0cm" fo:margin-bottom="0cm" table:align="left"/>
    </style:style>
    <style:style style:name="Table4.A" style:family="table-column">
      <style:table-column-properties style:column-width="5.477cm"/>
    </style:style>
    <style:style style:name="Table4.B" style:family="table-column">
      <style:table-column-properties style:column-width="11.532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4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7.009cm" fo:margin-left="0cm" fo:margin-top="0cm" fo:margin-bottom="0cm" table:align="left"/>
    </style:style>
    <style:style style:name="Table5.A" style:family="table-column">
      <style:table-column-properties style:column-width="5.477cm"/>
    </style:style>
    <style:style style:name="Table5.B" style:family="table-column">
      <style:table-column-properties style:column-width="11.532cm"/>
    </style:style>
    <style:style style:name="Table5.1" style:family="table-row">
      <style:table-row-properties style:min-row-height="0.776cm" fo:keep-together="auto"/>
    </style:style>
    <style:style style:name="Table5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5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7.009cm" fo:margin-left="0cm" fo:margin-top="0cm" fo:margin-bottom="0cm" table:align="left"/>
    </style:style>
    <style:style style:name="Table6.A" style:family="table-column">
      <style:table-column-properties style:column-width="5.477cm"/>
    </style:style>
    <style:style style:name="Table6.B" style:family="table-column">
      <style:table-column-properties style:column-width="11.532cm"/>
    </style:style>
    <style:style style:name="Table6.1" style:family="table-row">
      <style:table-row-properties style:min-row-height="0.776cm" fo:keep-together="auto"/>
    </style:style>
    <style:style style:name="Table6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6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7.009cm" fo:margin-left="0cm" fo:margin-top="0cm" fo:margin-bottom="0cm" table:align="left"/>
    </style:style>
    <style:style style:name="Table7.A" style:family="table-column">
      <style:table-column-properties style:column-width="5.477cm"/>
    </style:style>
    <style:style style:name="Table7.B" style:family="table-column">
      <style:table-column-properties style:column-width="11.532cm"/>
    </style:style>
    <style:style style:name="Table7.1" style:family="table-row">
      <style:table-row-properties style:min-row-height="0.776cm" fo:keep-together="auto"/>
    </style:style>
    <style:style style:name="Table7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7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b893c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b6fd9" officeooo:paragraph-rsid="001b893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b893c" officeooo:paragraph-rsid="001b893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ccb92" officeooo:paragraph-rsid="001b893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f3adb" style:font-size-asian="12pt" style:font-size-complex="12pt"/>
    </style:style>
    <style:style style:name="P10" style:family="paragraph" style:parent-style-name="Standard">
      <style:paragraph-properties fo:line-height="100%" fo:orphans="0" fo:widows="0"/>
      <style:text-properties fo:font-size="12pt" officeooo:rsid="0024efb6" officeooo:paragraph-rsid="0024efb6" style:font-size-asian="12pt" style:font-size-complex="12pt"/>
    </style:style>
    <style:style style:name="P11" style:family="paragraph" style:parent-style-name="Standard">
      <style:paragraph-properties fo:line-height="100%" fo:orphans="0" fo:widows="0"/>
      <style:text-properties fo:font-size="12pt" officeooo:rsid="00257086" officeooo:paragraph-rsid="00257086" style:font-size-asian="12pt" style:font-size-complex="12pt"/>
    </style:style>
    <style:style style:name="P12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fefb1" officeooo:paragraph-rsid="001fefb1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18fbf" officeooo:paragraph-rsid="00218fbf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18fbf" officeooo:paragraph-rsid="001fefb1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259d5" officeooo:paragraph-rsid="002259d5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397d3" officeooo:paragraph-rsid="002397d3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4efb6" officeooo:paragraph-rsid="0024efb6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fefb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8fbf" officeooo:paragraph-rsid="00218fbf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59d5" officeooo:paragraph-rsid="002259d5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efb6" officeooo:paragraph-rsid="0024efb6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218fbf" officeooo:paragraph-rsid="00218fbf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line-height="100%" fo:orphans="0" fo:widows="0"/>
      <style:text-properties fo:font-size="12pt" officeooo:rsid="00257086" officeooo:paragraph-rsid="00257086" style:font-size-asian="12pt" style:font-size-complex="12pt"/>
    </style:style>
    <style:style style:name="P30" style:family="paragraph" style:parent-style-name="Standard">
      <style:paragraph-properties fo:line-height="100%" fo:orphans="0" fo:widows="0"/>
      <style:text-properties fo:font-size="12pt" officeooo:rsid="0025e742" officeooo:paragraph-rsid="0025e742" style:font-size-asian="12pt" style:font-size-complex="12pt"/>
    </style:style>
    <style:style style:name="P31" style:family="paragraph" style:parent-style-name="Standard">
      <style:paragraph-properties fo:line-height="100%" fo:orphans="0" fo:widows="0"/>
      <style:text-properties fo:font-size="12pt" officeooo:rsid="0027e16b" officeooo:paragraph-rsid="0027e16b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893c" style:font-size-asian="12pt" style:font-size-complex="12pt"/>
    </style:style>
    <style:style style:name="T4" style:family="text">
      <style:text-properties fo:font-size="12pt" officeooo:rsid="001ccb92" style:font-size-asian="12pt" style:font-size-complex="12pt"/>
    </style:style>
    <style:style style:name="T5" style:family="text">
      <style:text-properties fo:font-size="12pt" officeooo:rsid="001d6b96" style:font-size-asian="12pt" style:font-size-complex="12pt"/>
    </style:style>
    <style:style style:name="T6" style:family="text">
      <style:text-properties fo:font-size="12pt" officeooo:rsid="001f3adb" style:font-size-asian="12pt" style:font-size-complex="12pt"/>
    </style:style>
    <style:style style:name="T7" style:family="text">
      <style:text-properties fo:font-size="12pt" officeooo:rsid="001fefb1" style:font-size-asian="12pt" style:font-size-complex="12pt"/>
    </style:style>
    <style:style style:name="T8" style:family="text">
      <style:text-properties fo:font-size="12pt" officeooo:rsid="00218fbf" style:font-size-asian="12pt" style:font-size-complex="12pt"/>
    </style:style>
    <style:style style:name="T9" style:family="text">
      <style:text-properties officeooo:rsid="001d6b96"/>
    </style:style>
    <style:style style:name="T10" style:family="text">
      <style:text-properties officeooo:rsid="0024efb6"/>
    </style:style>
    <style:style style:name="T11" style:family="text">
      <style:text-properties officeooo:rsid="0025e7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APA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/>
      <text:p text:style-name="P14">1. Identificação da empresa e dos stakeholders </text:p>
      <text:p text:style-name="P4"/>
      <text:p text:style-name="P4"/>
      <text:p text:style-name="P13">1.1. Nome da empresa, tipo de negócio e cidade</text:p>
      <text:p text:style-name="P6"><text:tab/>A empresa Ótica Veneza trabalha no ramo de ótica, atendendo as necessidades do público chapecoense há mais de 30 anos, atuando na área de consertos e venda de lentes e armações.</text:p>
      <text:p text:style-name="P4"/>
      <text:p text:style-name="P4"/>
      <text:p text:style-name="P13">1.2. Nome das pessoas entrevistadas e seus cargos/funções desempenhadas</text:p>
      <text:p text:style-name="P6"><text:tab/>Foram entrevistadas duas pessoas que trabalham na ótica, a primeira se chama Vilson, que atua na área dos consertos, que são realizados na hora, em sua maioria. A segunda pessoa é a Denise, que cuida das demais funções da ótica, são elas: atendimento, parte financeira, negociação com os viajantes (vendedores de armações e alguns outros itens que, como o próprio nome diz, viajam pelas cidades oferecendo os produtos).</text:p>
      <text:p text:style-name="P4"/>
      <text:p text:style-name="P4"/>
      <text:p text:style-name="P16"/>
      <text:p text:style-name="P14">2. Elicitação dos requisitos</text:p>
      <text:p text:style-name="P4"/>
      <text:p text:style-name="P2"><text:span text:style-name="T1">2.1. Descrição dos processos da empresa, ou seja, detalhar como é o funcionamento da empresa</text:span><text:span text:style-name="T2">. </text:span></text:p>
      <text:p text:style-name="P7"><text:tab/>Na ótica todo e qualquer processo passa pelo atendimento, que é realizado por um funcionário, o mesmo classifica a necessidade do cliente, encaminhando para o conserto ou oferecendo algum produto que sirva à situação.</text:p>
      <text:p text:style-name="P3"><text:span text:style-name="T3"><text:tab/></text:span><text:span text:style-name="T4">O conserto é realizado por um segundo funcionário, responsável quase que exclusivamente por essa atividade. O conserto pode ser realizado na hora ou ter sua entrega agendada.</text:span></text:p>
      <text:p text:style-name="P3"><text:span text:style-name="T4"><text:tab/>Existe também, como em qualquer lugar, a rotina de compra e venda de recursos, s</text:span><text:span text:style-name="T5">ejam eles as armações, que são compradas bimestral ou trimestralmente</text:span><text:span text:style-name="T4">. </text:span><text:span text:style-name="T5">Além das lentes que são encomendadas sob demanda.</text:span></text:p>
      <text:p text:style-name="P8"><text:tab/>Na parte financeira são realizados o pagamento das contas da ótica, juntamente ao pagamento dos funcionários.</text:p>
      <text:p text:style-name="P4"/>
      <text:p text:style-name="P13">2.2. Descrição dos problemas enfrentados</text:p>
      <text:p text:style-name="P4"><text:tab/><text:span text:style-name="T9">Um dos problemas enfrentados é a organização e armazenamento das informações, uma vez que não existe nenhum sistema informatizado implementado na ótica, todo o processo é manual e os arquivos em papel.</text:span></text:p>
      <text:p text:style-name="P2"><text:span text:style-name="T2"><text:tab/></text:span><text:span text:style-name="T5">Outro problema é a dificuldade de medir a produtividade e demanda da ótica, </text:span><text:span text:style-name="T6">podendo resultar em imprecisões na hora de tentar buscar soluções.</text:span></text:p>
      <text:p text:style-name="P9"><text:tab/>A questão do marketing acaba sendo um processo nebuloso na empresa, pois não sabe-se ao certo “para que lado atacar”, ou seja, como direcionar a propaganda dos produtos e serviços disponibilizados pela ótica.</text:p>
      <text:p text:style-name="P4"/>
      <text:p text:style-name="P13">2.3. Expectativas do cliente quanto ao novo sistema, o que deverá conter e ideias para melhoria e/ou inovação</text:p>
      <text:p text:style-name="P2"><text:span text:style-name="T2"><text:tab/></text:span><text:span text:style-name="T6">O cliente espera que o sistema possa trazer um fluxo mais organizado para os processos da empresa. Além disso, que o armazenamento das informações seja otimizado, tendo agilidade na hora de recuperar dados e melhorando uma questão vital que é o espaço físico do ambiente, que acaba se tornando um problema, pois não há espaço suficiente para armazenamento dos equipamentos e dos arquivos dos clientes.</text:span></text:p>
      <text:p text:style-name="P4"/>
      <text:p text:style-name="P16"/>
      <text:p text:style-name="P14">3. Especificação dos requisitos</text:p>
      <text:p text:style-name="P4"/>
      <text:p text:style-name="P4"/>
      <text:p text:style-name="P13">3.2. Requisitos funcionais</text:p>
      <text:p text:style-name="P4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2">Requisito Funcional</text:p>
          </table:table-cell>
          <table:table-cell table:style-name="Table1.A1" office:value-type="string">
            <text:p text:style-name="P12">Descrição</text:p>
          </table:table-cell>
        </table:table-row>
        <table:table-row table:style-name="Table1.1">
          <table:table-cell table:style-name="Table1.A2" office:value-type="string">
            <text:p text:style-name="P5">RF01</text:p>
          </table:table-cell>
          <table:table-cell table:style-name="Table1.B2" office:value-type="string">
            <text:p text:style-name="P17">Cadastrar funcionário</text:p>
          </table:table-cell>
          <table:table-cell table:style-name="Table1.C2" office:value-type="string">
            <text:p text:style-name="P17">O sistema deve possibilitar o cadastro de funcionários. Especificando a função desempenhada por cada um e também o salário do funcionário, para ser contabilizado posteriormente.</text:p>
          </table:table-cell>
        </table:table-row>
        <table:table-row table:style-name="Table1.1">
          <table:table-cell table:style-name="Table1.A3" office:value-type="string">
            <text:p text:style-name="P17">RF02</text:p>
          </table:table-cell>
          <table:table-cell table:style-name="Table1.B3" office:value-type="string">
            <text:p text:style-name="P17">Cadastrar cliente</text:p>
          </table:table-cell>
          <table:table-cell table:style-name="Table1.C3" office:value-type="string">
            <text:p text:style-name="P23"><text:span text:style-name="T7">O cadastro do cliente </text:span><text:span text:style-name="T8">deve conter informações de contato e endereço. Deve também possibilitar a atualização do cadastro de um cliente existente.</text:span></text:p>
          </table:table-cell>
        </table:table-row>
        <table:table-row table:style-name="Table1.1">
          <table:table-cell table:style-name="Table1.A7" office:value-type="string">
            <text:p text:style-name="P18">RF03</text:p>
          </table:table-cell>
          <table:table-cell table:style-name="Table1.B7" office:value-type="string">
            <text:p text:style-name="P18">Cadastrar pedido</text:p>
          </table:table-cell>
          <table:table-cell table:style-name="Table1.C7" office:value-type="string">
            <text:p text:style-name="P24">O atendimento deve ser armazenado em um pedido e classificado de acordo com a necessidade do cliente, ou seja, se é compra/encomenda de lente ou armação, conserto imediato ou conserto com devolução agendada.</text:p>
            <text:p text:style-name="P27">A devolução agendada deve conter informações de disponibilidade de horários do cliente para estimar o tempo e ordenar pedidos.</text:p>
          </table:table-cell>
        </table:table-row>
        <table:table-row table:style-name="Table1.1">
          <table:table-cell table:style-name="Table1.A7" office:value-type="string">
            <text:p text:style-name="P20">RF04</text:p>
          </table:table-cell>
          <table:table-cell table:style-name="Table1.B7" office:value-type="string">
            <text:p text:style-name="P20">Atualizar pedido</text:p>
          </table:table-cell>
          <table:table-cell table:style-name="Table1.C7" office:value-type="string">
            <text:p text:style-name="P25">O sistema deve permitir atualização de um pedido, onde informações de tempo gasto e se houve sucesso em atender o pedido do cliente, assim como o pagamento, caso seja realizado após o conserto/encomenda. Além disso o sistema deve disparar alertas ao usuário quando o pedido estiver próximo à data de entrega, para que possa ser atualizado.</text:p>
          </table:table-cell>
        </table:table-row>
        <table:table-row table:style-name="Table1.1">
          <table:table-cell table:style-name="Table1.A7" office:value-type="string">
            <text:p text:style-name="P21">RF05</text:p>
          </table:table-cell>
          <table:table-cell table:style-name="Table1.B7" office:value-type="string">
            <text:p text:style-name="P21">Registrar <text:span text:style-name="T10">saídas/entradas</text:span></text:p>
          </table:table-cell>
          <table:table-cell table:style-name="Table1.C7" office:value-type="string">
            <text:p text:style-name="P26">O sistema deve permitir que o usuário responsável pelo <text:soft-page-break/>financeiro da empresa tenha acesso à uma tela que possa lançar as saídas e entradas da empresa, juntamente à descrição do débito/crédito.</text:p>
          </table:table-cell>
        </table:table-row>
        <table:table-row table:style-name="Table1.1">
          <table:table-cell table:style-name="Table1.A7" office:value-type="string">
            <text:p text:style-name="P22">RF06</text:p>
          </table:table-cell>
          <table:table-cell table:style-name="Table1.B7" office:value-type="string">
            <text:p text:style-name="P22">Gerar relatórios</text:p>
          </table:table-cell>
          <table:table-cell table:style-name="Table1.C7" office:value-type="string">
            <text:p text:style-name="P26">O sistema deve permitir que o usuário gere relatórios com filtros dinâmicos das informações desejadas.</text:p>
          </table:table-cell>
        </table:table-row>
        <table:table-row table:style-name="Table1.1">
          <table:table-cell table:style-name="Table1.A8" office:value-type="string">
            <text:p text:style-name="P17"/>
          </table:table-cell>
          <table:table-cell table:style-name="Table1.B8" office:value-type="string">
            <text:p text:style-name="P17"/>
          </table:table-cell>
          <table:table-cell table:style-name="Table1.C8" office:value-type="string">
            <text:p text:style-name="P19"/>
          </table:table-cell>
        </table:table-row>
      </table:table>
      <text:p text:style-name="P4"/>
      <text:p text:style-name="P4"/>
      <text:p text:style-name="P13">3.3. Requisitos não funcionais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ID</text:p>
          </table:table-cell>
          <table:table-cell table:style-name="Table2.A1" office:value-type="string">
            <text:p text:style-name="P12">Categoria</text:p>
          </table:table-cell>
          <table:table-cell table:style-name="Table2.A1" office:value-type="string">
            <text:p text:style-name="P12">Requisito Não Funcional</text:p>
          </table:table-cell>
          <table:table-cell table:style-name="Table2.A1" office:value-type="string">
            <text:p text:style-name="P12">ID Requisito Funcional Associado</text:p>
          </table:table-cell>
        </table:table-row>
        <table:table-row table:style-name="Table2.1">
          <table:table-cell table:style-name="Table2.A2" office:value-type="string">
            <text:p text:style-name="P5">RNF01</text:p>
          </table:table-cell>
          <table:table-cell table:style-name="Table2.B2" office:value-type="string">
            <text:p text:style-name="P10">Disponibilidade</text:p>
          </table:table-cell>
          <table:table-cell table:style-name="Table2.C2" office:value-type="string">
            <text:p text:style-name="P10">O sistema deverá estar disponível em horário comercial e somente para rede interna da ótica.</text:p>
          </table:table-cell>
          <table:table-cell table:style-name="Table2.D2" office:value-type="string">
            <text:p text:style-name="P5">-</text:p>
          </table:table-cell>
        </table:table-row>
        <table:table-row table:style-name="Table2.1">
          <table:table-cell table:style-name="Table2.A3" office:value-type="string">
            <text:p text:style-name="P10">RNF02</text:p>
          </table:table-cell>
          <table:table-cell table:style-name="Table2.B3" office:value-type="string">
            <text:p text:style-name="P10">Interface</text:p>
          </table:table-cell>
          <table:table-cell table:style-name="Table2.C3" office:value-type="string">
            <text:p text:style-name="P10">A interface deve ser amigável, com recursos intuitivos (ícones + descrição) pois os usuários não estão habitados com sistemas informatizados.</text:p>
          </table:table-cell>
          <table:table-cell table:style-name="Table2.D3" office:value-type="string">
            <text:p text:style-name="P5">-</text:p>
          </table:table-cell>
        </table:table-row>
        <table:table-row table:style-name="Table2.1">
          <table:table-cell table:style-name="Table2.A13" office:value-type="string">
            <text:p text:style-name="P10">RNF03</text:p>
          </table:table-cell>
          <table:table-cell table:style-name="Table2.B13" office:value-type="string">
            <text:p text:style-name="P10">Portabilidade</text:p>
          </table:table-cell>
          <table:table-cell table:style-name="Table2.C13" office:value-type="string">
            <text:p text:style-name="P10">O sistema deve ser web e responsivo, para que possa ser acessado pelos dispositivos móveis dos funcionários.</text:p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0">RNF04</text:p>
          </table:table-cell>
          <table:table-cell table:style-name="Table2.B13" office:value-type="string">
            <text:p text:style-name="P10">Segurança</text:p>
          </table:table-cell>
          <table:table-cell table:style-name="Table2.C13" office:value-type="string">
            <text:p text:style-name="P10">O login deve ser feito com usuário e senha com autenticação oAuth2.</text:p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0">RNF05</text:p>
          </table:table-cell>
          <table:table-cell table:style-name="Table2.B13" office:value-type="string">
            <text:p text:style-name="P10">Performance</text:p>
          </table:table-cell>
          <table:table-cell table:style-name="Table2.C13" office:value-type="string">
            <text:p text:style-name="P10">O armazenamento de dados deve ser otimizado (com criação de índices) para não haver gargalo ao listar as informações ou gerar relatórios.</text:p>
          </table:table-cell>
          <table:table-cell table:style-name="Table2.D13" office:value-type="string">
            <text:p text:style-name="P22">RF06</text:p>
          </table:table-cell>
        </table:table-row>
        <table:table-row table:style-name="Table2.1">
          <table:table-cell table:style-name="Table2.A13" office:value-type="string">
            <text:p text:style-name="P11">RNF06</text:p>
          </table:table-cell>
          <table:table-cell table:style-name="Table2.B13" office:value-type="string">
            <text:p text:style-name="P11">Hierarquia de acessos</text:p>
          </table:table-cell>
          <table:table-cell table:style-name="Table2.C13" office:value-type="string">
            <text:p text:style-name="P11">Cada usuário deverá conter <text:span text:style-name="T11">em seu perfil </text:span>as permissões <text:span text:style-name="T11">que tem acesso. A edição de usuários (e suas respectivas permissões) poderá ser realizada somente pelo administrador.</text:span></text:p>
            <text:p text:style-name="P11"><text:soft-page-break/></text:p>
          </table:table-cell>
          <table:table-cell table:style-name="Table2.D13" office:value-type="string">
            <text:p text:style-name="P30">RF01</text:p>
            <text:p text:style-name="P30"/>
          </table:table-cell>
        </table:table-row>
        <table:table-row table:style-name="Table2.1">
          <table:table-cell table:style-name="Table2.A13" office:value-type="string">
            <text:p text:style-name="P30">RNF07</text:p>
          </table:table-cell>
          <table:table-cell table:style-name="Table2.B13" office:value-type="string">
            <text:p text:style-name="P30">Requisitos de desenvolvimento</text:p>
          </table:table-cell>
          <table:table-cell table:style-name="Table2.C13" office:value-type="string">
            <text:p text:style-name="P30">BD: PostgreSQL; Front-end: NodeJS + Vuejs; Back-end: Java + Spring; A comunicação do frontend com o backend será via HTTP REST usando json;</text:p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31">RNF08</text:p>
          </table:table-cell>
          <table:table-cell table:style-name="Table2.B13" office:value-type="string">
            <text:p text:style-name="P31">UX – User eXprerience</text:p>
          </table:table-cell>
          <table:table-cell table:style-name="Table2.C13" office:value-type="string">
            <text:p text:style-name="P31">A interface desejada pelo cliente <text:s/>resume-se à uma tela index que liste os registros existentes (com filtros e paginação) onde possa clicar em detalhar/editar algum registro ou criar um novo.</text:p>
          </table:table-cell>
          <table:table-cell table:style-name="Table2.D13" office:value-type="string">
            <text:p text:style-name="P31">RF02, RF03</text:p>
          </table:table-cell>
        </table:table-row>
        <table:table-row table:style-name="Table2.1">
          <table:table-cell table:style-name="Table2.A13" office:value-type="string">
            <text:p text:style-name="P10"/>
          </table:table-cell>
          <table:table-cell table:style-name="Table2.B13" office:value-type="string">
            <text:p text:style-name="P10"/>
          </table:table-cell>
          <table:table-cell table:style-name="Table2.C13" office:value-type="string">
            <text:p text:style-name="P10"/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0"/>
          </table:table-cell>
          <table:table-cell table:style-name="Table2.B13" office:value-type="string">
            <text:p text:style-name="P10"/>
          </table:table-cell>
          <table:table-cell table:style-name="Table2.C13" office:value-type="string">
            <text:p text:style-name="P10"/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0"/>
          </table:table-cell>
          <table:table-cell table:style-name="Table2.B13" office:value-type="string">
            <text:p text:style-name="P10"/>
          </table:table-cell>
          <table:table-cell table:style-name="Table2.C13" office:value-type="string">
            <text:p text:style-name="P10"/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0"/>
          </table:table-cell>
          <table:table-cell table:style-name="Table2.B13" office:value-type="string">
            <text:p text:style-name="P10"/>
          </table:table-cell>
          <table:table-cell table:style-name="Table2.C13" office:value-type="string">
            <text:p text:style-name="P10"/>
          </table:table-cell>
          <table:table-cell table:style-name="Table2.D13" office:value-type="string">
            <text:p text:style-name="P5"/>
          </table:table-cell>
        </table:table-row>
        <table:table-row table:style-name="Table2.1">
          <table:table-cell table:style-name="Table2.A14" office:value-type="string">
            <text:p text:style-name="P10"/>
          </table:table-cell>
          <table:table-cell table:style-name="Table2.B14" office:value-type="string">
            <text:p text:style-name="P10"/>
          </table:table-cell>
          <table:table-cell table:style-name="Table2.C14" office:value-type="string">
            <text:p text:style-name="P10"/>
          </table:table-cell>
          <table:table-cell table:style-name="Table2.D14" office:value-type="string">
            <text:p text:style-name="P5"/>
          </table:table-cell>
        </table:table-row>
      </table:table>
      <text:p text:style-name="P4"/>
      <text:p text:style-name="P4"/>
      <text:p text:style-name="P13">3.4. Atores do diagrama de casos de uso</text:p>
      <text:p text:style-name="P4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Ator</text:p>
          </table:table-cell>
          <table:table-cell table:style-name="Table3.A1" office:value-type="string">
            <text:p text:style-name="P12">Descrição Ator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3" office:value-type="string">
            <text:p text:style-name="P5"/>
          </table:table-cell>
          <table:table-cell table:style-name="Table3.B3" office:value-type="string">
            <text:p text:style-name="P5"/>
          </table:table-cell>
        </table:table-row>
      </table:table>
      <text:p text:style-name="P4"/>
      <text:p text:style-name="P4"/>
      <text:p text:style-name="P13">3.5. Diagrama de casos de uso</text:p>
      <text:p text:style-name="P4">(Incluir imagem do diagrama de casos de uso aqui.</text:p>
      <text:p text:style-name="P4">Também anexar arquivo do Astah ao submeter o trabalho)</text:p>
      <text:p text:style-name="P4"/>
      <text:p text:style-name="P4"/>
      <text:p text:style-name="P13">3.6. Descrição dos casos de uso</text:p>
      <text:p text:style-name="P4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ID casos de uso:</text:p>
          </table:table-cell>
          <table:table-cell table:style-name="Table4.B1" office:value-type="string">
            <text:p text:style-name="P12">UC01</text:p>
          </table:table-cell>
        </table:table-row>
        <table:table-row table:style-name="Table4.1">
          <table:table-cell table:style-name="Table4.A1" office:value-type="string">
            <text:p text:style-name="P12">Nome do caso de uso:</text:p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2">Casos de uso relacionados:</text:p>
          </table:table-cell>
          <table:table-cell table:style-name="Table4.B3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2">Pré-condição:</text:p>
          </table:table-cell>
          <table:table-cell table:style-name="Table4.B4" office:value-type="string">
            <text:p text:style-name="P5"/>
          </table:table-cell>
        </table:table-row>
        <text:soft-page-break/>
        <table:table-row table:style-name="Table4.1">
          <table:table-cell table:style-name="Table4.A1" office:value-type="string">
            <text:p text:style-name="P12">Descrição das ações do caso de uso:</text:p>
            <text:p text:style-name="P12"/>
          </table:table-cell>
          <table:table-cell table:style-name="Table4.B5" office:value-type="string">
            <text:p text:style-name="P5"/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ID casos de uso:</text:p>
          </table:table-cell>
          <table:table-cell table:style-name="Table5.B1" office:value-type="string">
            <text:p text:style-name="P12">UC02</text:p>
          </table:table-cell>
        </table:table-row>
        <table:table-row table:style-name="Table5.1">
          <table:table-cell table:style-name="Table5.A1" office:value-type="string">
            <text:p text:style-name="P12">Nome do caso de uso:</text:p>
          </table:table-cell>
          <table:table-cell table:style-name="Table5.B2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2">Casos de uso relacionados:</text:p>
          </table:table-cell>
          <table:table-cell table:style-name="Table5.B3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2">Pré-condição:</text:p>
          </table:table-cell>
          <table:table-cell table:style-name="Table5.B4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2">Descrição das ações do caso de uso:</text:p>
            <text:p text:style-name="P12"/>
          </table:table-cell>
          <table:table-cell table:style-name="Table5.B5" office:value-type="string">
            <text:p text:style-name="P5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ID casos de uso:</text:p>
          </table:table-cell>
          <table:table-cell table:style-name="Table6.B1" office:value-type="string">
            <text:p text:style-name="P12">UC03</text:p>
          </table:table-cell>
        </table:table-row>
        <table:table-row table:style-name="Table6.1">
          <table:table-cell table:style-name="Table6.A1" office:value-type="string">
            <text:p text:style-name="P12">Nome do caso de uso:</text:p>
          </table:table-cell>
          <table:table-cell table:style-name="Table6.B2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2">Casos de uso relacionados:</text:p>
          </table:table-cell>
          <table:table-cell table:style-name="Table6.B3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2">Pré-condição:</text:p>
          </table:table-cell>
          <table:table-cell table:style-name="Table6.B4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2">Descrição das ações do caso de uso:</text:p>
            <text:p text:style-name="P12"/>
          </table:table-cell>
          <table:table-cell table:style-name="Table6.B5" office:value-type="string">
            <text:p text:style-name="P5"/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ID casos de uso:</text:p>
          </table:table-cell>
          <table:table-cell table:style-name="Table7.B1" office:value-type="string">
            <text:p text:style-name="P12">UC04</text:p>
          </table:table-cell>
        </table:table-row>
        <table:table-row table:style-name="Table7.1">
          <table:table-cell table:style-name="Table7.A1" office:value-type="string">
            <text:p text:style-name="P12">Nome do caso de uso:</text:p>
          </table:table-cell>
          <table:table-cell table:style-name="Table7.B2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12">Casos de uso relacionados:</text:p>
          </table:table-cell>
          <table:table-cell table:style-name="Table7.B3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12">Pré-condição:</text:p>
          </table:table-cell>
          <table:table-cell table:style-name="Table7.B4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12">Descrição das ações do caso de uso:</text:p>
            <text:p text:style-name="P12"/>
          </table:table-cell>
          <table:table-cell table:style-name="Table7.B5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1.998cm" fo:margin-left="1.998cm" fo:margin-right="1.998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07T18:24:52.098433282</dc:date>
    <meta:editing-duration>PT34M8S</meta:editing-duration>
    <meta:editing-cycles>9</meta:editing-cycles>
    <meta:document-statistic meta:table-count="7" meta:image-count="0" meta:object-count="0" meta:page-count="7" meta:paragraph-count="110" meta:word-count="994" meta:character-count="6216" meta:non-whitespace-character-count="5312"/>
  </office:meta>
</office:document-meta>
</file>